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4.3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96cm" fo:min-width="1.8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1.8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8cm"/>
      <style:paragraph-properties style:writing-mode="lr-tb"/>
    </style:style>
    <style:style style:name="gr5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7.12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1cm" fo:min-width="7.21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32cm" fo:min-width="12.216cm"/>
      <style:paragraph-properties style:writing-mode="lr-tb"/>
    </style:style>
    <style:style style:name="gr10" style:family="graphic" style:parent-style-name="objectwithoutfill">
      <style:graphic-properties draw:marker-end="Стили_20_стрелок_20_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Стили_20_стрелок_20_6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782cm" fo:min-width="8.782cm"/>
      <style:paragraph-properties style:writing-mode="lr-tb"/>
    </style:style>
    <style:style style:name="gr15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1.5cm" svg:x="1cm" svg:y="1cm">
          <text:p text:style-name="P1">Начал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747cm" svg:height="1.5cm" svg:x="6.219cm" svg:y="1cm">
          <text:p text:style-name="P1">Ввод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748cm" svg:height="1.5cm" svg:x="9.731cm" svg:y="1cm">
          <text:p text:style-name="P1">Ввод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748cm" svg:height="1.5cm" svg:x="13.245cm" svg:y="1cm">
          <text:p text:style-name="P1">Ввод 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5" draw:id="id5" draw:layer="layout" svg:width="3.748cm" svg:height="1.5cm" svg:x="16.842cm" svg:y="1cm">
          <text:p text:style-name="P1">Ввод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8.5cm" svg:height="3.5cm" svg:x="6.75cm" svg:y="4.25cm">
          <text:p text:style-name="P1">m := наименьшее из a, b, c</text:p>
          <text:p text:style-name="P1">float m = MIN(a, MIN(b,c));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cm" svg:y1="1.75cm" svg:x2="6.75cm" svg:y2="1.75cm">
          <text:p/>
        </draw:line>
        <draw:line draw:style-name="gr6" draw:text-style-name="P2" draw:layer="layout" svg:x1="9.5cm" svg:y1="1.75cm" svg:x2="10.25cm" svg:y2="1.75cm">
          <text:p/>
        </draw:line>
        <draw:line draw:style-name="gr6" draw:text-style-name="P2" draw:layer="layout" svg:x1="13cm" svg:y1="1.75cm" svg:x2="13.75cm" svg:y2="1.75cm">
          <text:p/>
        </draw:line>
        <draw:line draw:style-name="gr6" draw:text-style-name="P2" draw:layer="layout" svg:x1="16.5cm" svg:y1="1.75cm" svg:x2="17.25cm" svg:y2="1.75cm">
          <text:p/>
        </draw:line>
        <draw:custom-shape draw:style-name="gr7" draw:text-style-name="P1" xml:id="id1" draw:id="id1" draw:layer="layout" svg:width="15.25cm" svg:height="5cm" svg:x="4cm" svg:y="9cm">
          <text:p text:style-name="P1">m &lt;= x &amp;&amp; m % 7 == 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" draw:id="id2" draw:layer="layout" svg:width="12.25cm" svg:height="2cm" svg:x="1cm" svg:y="14.5cm">
          <text:p text:style-name="P1">Вывод</text:p>
          <text:p text:style-name="P1">printf("case 1: %i\n", m)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3" draw:id="id3" draw:layer="layout" svg:width="16.09cm" svg:height="2cm" svg:x="4.5cm" svg:y="18.5cm">
          <text:p text:style-name="P1">Вывод</text:p>
          <text:p text:style-name="P1">printf("case 2: %f\n", (float)m/(a+b+c-m));</text:p>
          <draw:enhanced-geometry svg:viewBox="0 0 21600 21600" draw:glue-points="?f6 0 10800 ?f8 ?f11 10800 ?f9 21600 10800 ?f10 ?f5 10800" draw:text-areas="?f3 ?f3 ?f4 ?f4" draw:type="parallelogram" draw:modifiers="1238.160379766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2" draw:layer="layout" svg:x1="4cm" svg:y1="11.5cm" svg:x2="2.531cm" svg:y2="15.5cm" draw:start-shape="id1" draw:start-glue-point="5" draw:end-shape="id2" draw:end-glue-point="9" svg:d="M4000 11500h-1469v4000" svg:viewBox="0 0 1470 4001">
          <text:p text:style-name="P1">Да</text:p>
        </draw:connector>
        <draw:connector draw:style-name="gr11" draw:text-style-name="P2" draw:layer="layout" svg:x1="19.25cm" svg:y1="11.5cm" svg:x2="13.006cm" svg:y2="18.5cm" draw:start-shape="id1" draw:start-glue-point="7" draw:end-shape="id3" draw:end-glue-point="4" svg:d="M19250 11500h502v4751h-6746v2249" svg:viewBox="0 0 6747 7001">
          <text:p text:style-name="P1">Нет</text:p>
        </draw:connector>
        <draw:connector draw:style-name="gr12" draw:text-style-name="P2" draw:layer="layout" svg:x1="11cm" svg:y1="7.75cm" svg:x2="11.625cm" svg:y2="9cm" draw:start-shape="id4" draw:start-glue-point="2" draw:end-shape="id1" draw:end-glue-point="4" svg:d="M11000 7750v625h625v625" svg:viewBox="0 0 626 1251">
          <text:p/>
        </draw:connector>
        <draw:connector draw:style-name="gr13" draw:text-style-name="P2" draw:layer="layout" svg:x1="18.247cm" svg:y1="2.5cm" svg:x2="11cm" svg:y2="4.25cm" draw:start-shape="id5" draw:start-glue-point="7" draw:end-shape="id4" draw:end-glue-point="0" svg:d="M18247 2500v876h-7247v874" svg:viewBox="0 0 7248 1751">
          <text:p/>
        </draw:connector>
        <draw:custom-shape draw:style-name="gr14" draw:text-style-name="P1" xml:id="id6" draw:id="id6" draw:layer="layout" svg:width="9.5cm" svg:height="2.25cm" svg:x="5.5cm" svg:y="22cm">
          <text:p text:style-name="P1">Конец</text:p>
          <text:p text:style-name="P1">return 0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draw:line-skew="-1.501cm -2.499cm" svg:x1="5.594cm" svg:y1="16.5cm" svg:x2="5.5cm" svg:y2="23.125cm" draw:start-shape="id2" draw:start-glue-point="7" draw:end-shape="id6" draw:end-glue-point="3" svg:d="M5594 16500v1250h-3094v5375h3000" svg:viewBox="0 0 3095 6626">
          <text:p/>
        </draw:connector>
        <draw:connector draw:style-name="gr16" draw:text-style-name="P2" draw:layer="layout" svg:x1="12.084cm" svg:y1="20.5cm" svg:x2="10.25cm" svg:y2="22cm" draw:start-shape="id3" draw:start-glue-point="7" draw:end-shape="id6" svg:d="M12084 20500v751h-1834v749" svg:viewBox="0 0 1835 15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08:51:42.471941235</meta:creation-date>
    <dc:date>2024-09-23T09:28:02.851527948</dc:date>
    <meta:editing-duration>PT36M19S</meta:editing-duration>
    <meta:editing-cycles>5</meta:editing-cycles>
    <meta:generator>LibreOffice/7.4.7.2$Linux_X86_64 LibreOffice_project/40$Build-2</meta:generator>
    <meta:document-statistic meta:object-count="20"/>
  </office:meta>
</office:document-meta>
</file>